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Part_20_Number" style:master-page-name="Standard"/>
  </office:automatic-styles>
  <office:body>
    <office:text>
      <office:forms form:automatic-focus="false" form:apply-design-mode="false"/>
      <text:tracked-changes>
        <text:changed-region text:id="ct1236550444">
          <text:deletion>
            <office:change-info>
              <dc:creator>Ray Lischner</dc:creator>
              <dc:date>2006-09-25T10:27:00</dc:date>
            </office:change-info>
            <text:p text:style-name="Part_20_Opener_20_Text">truly </text:p>
          </text:deletion>
        </text:changed-region>
        <text:changed-region text:id="ct1236550892">
          <text:deletion>
            <office:change-info>
              <dc:creator>Ray Lischner</dc:creator>
              <dc:date>2006-09-25T10:27:00</dc:date>
            </office:change-info>
            <text:p text:style-name="Part_20_Opener_20_Text">all</text:p>
          </text:deletion>
        </text:changed-region>
        <text:changed-region text:id="ct1243959864">
          <text:insertion>
            <office:change-info>
              <dc:creator>Ray Lischner</dc:creator>
              <dc:date>2006-09-25T1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3</text:p>
      <text:p text:style-name="Part_20_Title">Generic Programming</text:p>
      <text:p text:style-name="Part_20_Opener_20_Text">What <text:change text:change-id="ct1236550444"/>distinguishes C++ from <text:change text:change-id="ct1236550892"/><text:change-start text:change-id="ct1243959864"/>most<text:change-end text:change-id="ct1243959864"/> other languages is its support of generic programming, that is, writing a class or function that works generically for a wide variety of types. This part introduces function templates and class templates, and explains how to use them for generic programming and related techn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Exploration ### - name</dc:title>
    <dc:subject>Exploring C++</dc:subject>
    <meta:initial-creator>Ray Lischner</meta:initial-creator>
    <meta:creation-date>2006-03-30T10:01:31</meta:creation-date>
    <dc:creator>Ray Lischner</dc:creator>
    <dc:date>2006-09-25T10:27:46</dc:date>
    <dc:language>en-US</dc:language>
    <meta:editing-cycles>6</meta:editing-cycles>
    <meta:editing-duration>PT9M2S</meta:editing-duration>
    <meta:user-defined meta:name="codex-configfile">apress-cpp-dox.xml</meta:user-defined>
    <meta:user-defined meta:name="codex-chapter-number">###</meta:user-defined>
    <meta:user-defined meta:name="codex-doxygen"/>
    <meta:user-defined meta:name="Info 4"/>
    <meta:document-statistic meta:table-count="0" meta:image-count="0" meta:object-count="0" meta:page-count="1" meta:paragraph-count="5" meta:word-count="55" meta:character-count="348"/>
  </office:meta>
</office:document-meta>
</file>